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000000276D8D7E48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e9e8eb" draw:fill-color="#e9e8eb" draw:textarea-horizontal-align="justify" draw:textarea-vertical-align="middle" draw:auto-grow-height="false" fo:min-height="0.75cm" fo:min-width="16cm" loext:decorative="false"/>
    </style:style>
    <style:style style:name="gr3" style:family="graphic">
      <style:graphic-properties style:protect="size" loext:decorative="false"/>
    </style:style>
    <style:style style:name="pr1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e9e8eb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7.999cm" svg:height="14.698cm" svg:x="0.033cm" svg:y="0.342cm">
          <draw:image xlink:href="Pictures/10000001000004B000000276D8D7E488.png" xlink:type="simple" xlink:show="embed" xlink:actuate="onLoad" draw:mime-type="image/png">
            <text:p/>
          </draw:image>
        </draw:frame>
        <draw:custom-shape draw:style-name="gr2" draw:text-style-name="P2" draw:layer="layout" svg:width="16.5cm" svg:height="1cm" draw:transform="rotate (-0.235095850243637) translate (7.954cm 5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4-13T22:29:31.019000000</meta:creation-date>
    <dc:date>2025-04-13T22:37:36.089000000</dc:date>
    <meta:editing-duration>PT8M5S</meta:editing-duration>
    <meta:editing-cycles>2</meta:editing-cycles>
    <meta:generator>LibreOffice/24.8.5.2$Windows_X86_64 LibreOffice_project/fddf2685c70b461e7832239a0162a77216259f22</meta:generator>
    <meta:document-statistic meta:object-count="25"/>
  </office:meta>
</office:document-meta>
</file>